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kernel_stack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anon_thp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23-01-08 18:47:3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5234" calcext:value-type="float">
            <text:p>48,15234</text:p>
          </table:table-cell>
          <table:table-cell/>
          <table:table-cell table:formula="of:=SUM([.B2:.G2])" office:value-type="float" office:value="48.8807336" calcext:value-type="float">
            <text:p>48,8807336</text:p>
          </table:table-cell>
        </table:table-row>
        <table:table-row table:style-name="ro1">
          <table:table-cell office:value-type="string" calcext:value-type="string">
            <text:p>2023-01-08 18:47:3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5234" calcext:value-type="float">
            <text:p>48,15234</text:p>
          </table:table-cell>
          <table:table-cell/>
          <table:table-cell table:formula="of:=SUM([.B3:.G3])" office:value-type="float" office:value="48.8807336" calcext:value-type="float">
            <text:p>48,8807336</text:p>
          </table:table-cell>
        </table:table-row>
        <table:table-row table:style-name="ro1">
          <table:table-cell office:value-type="string" calcext:value-type="string">
            <text:p>2023-01-08 18:47:3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5234" calcext:value-type="float">
            <text:p>48,15234</text:p>
          </table:table-cell>
          <table:table-cell/>
          <table:table-cell table:formula="of:=SUM([.B4:.G4])" office:value-type="float" office:value="48.8807336" calcext:value-type="float">
            <text:p>48,8807336</text:p>
          </table:table-cell>
        </table:table-row>
        <table:table-row table:style-name="ro1">
          <table:table-cell office:value-type="string" calcext:value-type="string">
            <text:p>2023-01-08 18:47:3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5234" calcext:value-type="float">
            <text:p>48,15234</text:p>
          </table:table-cell>
          <table:table-cell/>
          <table:table-cell table:formula="of:=SUM([.B5:.G5])" office:value-type="float" office:value="48.8807336" calcext:value-type="float">
            <text:p>48,8807336</text:p>
          </table:table-cell>
        </table:table-row>
        <table:table-row table:style-name="ro1">
          <table:table-cell office:value-type="string" calcext:value-type="string">
            <text:p>2023-01-08 18:47:3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5234" calcext:value-type="float">
            <text:p>48,15234</text:p>
          </table:table-cell>
          <table:table-cell/>
          <table:table-cell table:formula="of:=SUM([.B6:.G6])" office:value-type="float" office:value="48.8807336" calcext:value-type="float">
            <text:p>48,8807336</text:p>
          </table:table-cell>
        </table:table-row>
        <table:table-row table:style-name="ro1">
          <table:table-cell office:value-type="string" calcext:value-type="string">
            <text:p>2023-01-08 18:47:3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5234" calcext:value-type="float">
            <text:p>48,15234</text:p>
          </table:table-cell>
          <table:table-cell/>
          <table:table-cell table:formula="of:=SUM([.B7:.G7])" office:value-type="float" office:value="48.8807336" calcext:value-type="float">
            <text:p>48,8807336</text:p>
          </table:table-cell>
        </table:table-row>
        <table:table-row table:style-name="ro1">
          <table:table-cell office:value-type="string" calcext:value-type="string">
            <text:p>2023-01-08 18:47:3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8:.G8])" office:value-type="float" office:value="49.1307336" calcext:value-type="float">
            <text:p>49,1307336</text:p>
          </table:table-cell>
        </table:table-row>
        <table:table-row table:style-name="ro1">
          <table:table-cell office:value-type="string" calcext:value-type="string">
            <text:p>2023-01-08 18:47:3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9:.G9])" office:value-type="float" office:value="49.1307336" calcext:value-type="float">
            <text:p>49,1307336</text:p>
          </table:table-cell>
        </table:table-row>
        <table:table-row table:style-name="ro1">
          <table:table-cell office:value-type="string" calcext:value-type="string">
            <text:p>2023-01-08 18:47:3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10:.G10])" office:value-type="float" office:value="49.1307336" calcext:value-type="float">
            <text:p>49,1307336</text:p>
          </table:table-cell>
        </table:table-row>
        <table:table-row table:style-name="ro1">
          <table:table-cell office:value-type="string" calcext:value-type="string">
            <text:p>2023-01-08 18:47:2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11:.G11])" office:value-type="float" office:value="49.1307336" calcext:value-type="float">
            <text:p>49,1307336</text:p>
          </table:table-cell>
        </table:table-row>
        <table:table-row table:style-name="ro1">
          <table:table-cell office:value-type="string" calcext:value-type="string">
            <text:p>2023-01-08 18:47:2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12:.G12])" office:value-type="float" office:value="49.1307336" calcext:value-type="float">
            <text:p>49,1307336</text:p>
          </table:table-cell>
        </table:table-row>
        <table:table-row table:style-name="ro1">
          <table:table-cell office:value-type="string" calcext:value-type="string">
            <text:p>2023-01-08 18:47:2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13:.G13])" office:value-type="float" office:value="49.1307336" calcext:value-type="float">
            <text:p>49,1307336</text:p>
          </table:table-cell>
        </table:table-row>
        <table:table-row table:style-name="ro1">
          <table:table-cell office:value-type="string" calcext:value-type="string">
            <text:p>2023-01-08 18:47:2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14:.G14])" office:value-type="float" office:value="49.1307336" calcext:value-type="float">
            <text:p>49,1307336</text:p>
          </table:table-cell>
        </table:table-row>
        <table:table-row table:style-name="ro1">
          <table:table-cell office:value-type="string" calcext:value-type="string">
            <text:p>2023-01-08 18:47:2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5811" calcext:value-type="float">
            <text:p>0,470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15:.G15])" office:value-type="float" office:value="49.1307336" calcext:value-type="float">
            <text:p>49,1307336</text:p>
          </table:table-cell>
        </table:table-row>
        <table:table-row table:style-name="ro1">
          <table:table-cell office:value-type="string" calcext:value-type="string">
            <text:p>2023-01-08 18:47:24</text:p>
          </table:table-cell>
          <table:table-cell office:value-type="float" office:value="46.4375" calcext:value-type="float">
            <text:p>46,4375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6653" calcext:value-type="float">
            <text:p>0,76166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16:.G16])" office:value-type="float" office:value="98.0702553" calcext:value-type="float">
            <text:p>98,0702553</text:p>
          </table:table-cell>
        </table:table-row>
        <table:table-row table:style-name="ro1">
          <table:table-cell office:value-type="string" calcext:value-type="string">
            <text:p>2023-01-08 18:47:23</text:p>
          </table:table-cell>
          <table:table-cell office:value-type="float" office:value="46.4375" calcext:value-type="float">
            <text:p>46,4375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6653" calcext:value-type="float">
            <text:p>0,76166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17:.G17])" office:value-type="float" office:value="98.0702553" calcext:value-type="float">
            <text:p>98,0702553</text:p>
          </table:table-cell>
        </table:table-row>
        <table:table-row table:style-name="ro1">
          <table:table-cell office:value-type="string" calcext:value-type="string">
            <text:p>2023-01-08 18:47:22</text:p>
          </table:table-cell>
          <table:table-cell office:value-type="float" office:value="46.4375" calcext:value-type="float">
            <text:p>46,4375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6653" calcext:value-type="float">
            <text:p>0,76166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18:.G18])" office:value-type="float" office:value="98.0702553" calcext:value-type="float">
            <text:p>98,0702553</text:p>
          </table:table-cell>
        </table:table-row>
        <table:table-row table:style-name="ro1">
          <table:table-cell office:value-type="string" calcext:value-type="string">
            <text:p>2023-01-08 18:47:2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3903" calcext:value-type="float">
            <text:p>0,4703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19:.G19])" office:value-type="float" office:value="49.1305428" calcext:value-type="float">
            <text:p>49,1305428</text:p>
          </table:table-cell>
        </table:table-row>
        <table:table-row table:style-name="ro1">
          <table:table-cell office:value-type="string" calcext:value-type="string">
            <text:p>2023-01-08 18:47:2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3903" calcext:value-type="float">
            <text:p>0,4703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20:.G20])" office:value-type="float" office:value="49.1305428" calcext:value-type="float">
            <text:p>49,1305428</text:p>
          </table:table-cell>
        </table:table-row>
        <table:table-row table:style-name="ro1">
          <table:table-cell office:value-type="string" calcext:value-type="string">
            <text:p>2023-01-08 18:47:1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3903" calcext:value-type="float">
            <text:p>0,4703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21:.G21])" office:value-type="float" office:value="49.1305428" calcext:value-type="float">
            <text:p>49,1305428</text:p>
          </table:table-cell>
        </table:table-row>
        <table:table-row table:style-name="ro1">
          <table:table-cell office:value-type="string" calcext:value-type="string">
            <text:p>2023-01-08 18:47:1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3903" calcext:value-type="float">
            <text:p>0,4703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22:.G22])" office:value-type="float" office:value="49.1305428" calcext:value-type="float">
            <text:p>49,1305428</text:p>
          </table:table-cell>
        </table:table-row>
        <table:table-row table:style-name="ro1">
          <table:table-cell office:value-type="string" calcext:value-type="string">
            <text:p>2023-01-08 18:47:17</text:p>
          </table:table-cell>
          <table:table-cell office:value-type="float" office:value="46.21484" calcext:value-type="float">
            <text:p>46,21484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9553" calcext:value-type="float">
            <text:p>0,76195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23:.G23])" office:value-type="float" office:value="103.8478853" calcext:value-type="float">
            <text:p>103,8478853</text:p>
          </table:table-cell>
        </table:table-row>
        <table:table-row table:style-name="ro1">
          <table:table-cell office:value-type="string" calcext:value-type="string">
            <text:p>2023-01-08 18:47:16</text:p>
          </table:table-cell>
          <table:table-cell office:value-type="float" office:value="46.21484" calcext:value-type="float">
            <text:p>46,21484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9553" calcext:value-type="float">
            <text:p>0,76195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24:.G24])" office:value-type="float" office:value="103.8478853" calcext:value-type="float">
            <text:p>103,8478853</text:p>
          </table:table-cell>
        </table:table-row>
        <table:table-row table:style-name="ro1">
          <table:table-cell office:value-type="string" calcext:value-type="string">
            <text:p>2023-01-08 18:47:15</text:p>
          </table:table-cell>
          <table:table-cell office:value-type="float" office:value="46.21484" calcext:value-type="float">
            <text:p>46,21484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9553" calcext:value-type="float">
            <text:p>0,76195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25:.G25])" office:value-type="float" office:value="103.8478853" calcext:value-type="float">
            <text:p>103,8478853</text:p>
          </table:table-cell>
        </table:table-row>
        <table:table-row table:style-name="ro1">
          <table:table-cell office:value-type="string" calcext:value-type="string">
            <text:p>2023-01-08 18:47:1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1996" calcext:value-type="float">
            <text:p>0,470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26:.G26])" office:value-type="float" office:value="49.1303521" calcext:value-type="float">
            <text:p>49,1303521</text:p>
          </table:table-cell>
        </table:table-row>
        <table:table-row table:style-name="ro1">
          <table:table-cell office:value-type="string" calcext:value-type="string">
            <text:p>2023-01-08 18:47:1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1996" calcext:value-type="float">
            <text:p>0,470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27:.G27])" office:value-type="float" office:value="49.1303521" calcext:value-type="float">
            <text:p>49,1303521</text:p>
          </table:table-cell>
        </table:table-row>
        <table:table-row table:style-name="ro1">
          <table:table-cell office:value-type="string" calcext:value-type="string">
            <text:p>2023-01-08 18:47:1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1996" calcext:value-type="float">
            <text:p>0,470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28:.G28])" office:value-type="float" office:value="49.1303521" calcext:value-type="float">
            <text:p>49,1303521</text:p>
          </table:table-cell>
        </table:table-row>
        <table:table-row table:style-name="ro1">
          <table:table-cell office:value-type="string" calcext:value-type="string">
            <text:p>2023-01-08 18:47:11</text:p>
          </table:table-cell>
          <table:table-cell office:value-type="float" office:value="51.12109" calcext:value-type="float">
            <text:p>51,12109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2839" calcext:value-type="float">
            <text:p>0,76128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29:.G29])" office:value-type="float" office:value="108.7534639" calcext:value-type="float">
            <text:p>108,7534639</text:p>
          </table:table-cell>
        </table:table-row>
        <table:table-row table:style-name="ro1">
          <table:table-cell office:value-type="string" calcext:value-type="string">
            <text:p>2023-01-08 18:47:10</text:p>
          </table:table-cell>
          <table:table-cell office:value-type="float" office:value="50.75391" calcext:value-type="float">
            <text:p>50,75391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2839" calcext:value-type="float">
            <text:p>0,76128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30:.G30])" office:value-type="float" office:value="108.3862839" calcext:value-type="float">
            <text:p>108,3862839</text:p>
          </table:table-cell>
        </table:table-row>
        <table:table-row table:style-name="ro1">
          <table:table-cell office:value-type="string" calcext:value-type="string">
            <text:p>2023-01-08 18:47:09</text:p>
          </table:table-cell>
          <table:table-cell office:value-type="float" office:value="50.75391" calcext:value-type="float">
            <text:p>50,75391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2839" calcext:value-type="float">
            <text:p>0,76128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31:.G31])" office:value-type="float" office:value="108.3862839" calcext:value-type="float">
            <text:p>108,3862839</text:p>
          </table:table-cell>
        </table:table-row>
        <table:table-row table:style-name="ro1">
          <table:table-cell office:value-type="string" calcext:value-type="string">
            <text:p>2023-01-08 18:47:08</text:p>
          </table:table-cell>
          <table:table-cell office:value-type="float" office:value="50.75391" calcext:value-type="float">
            <text:p>50,75391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2839" calcext:value-type="float">
            <text:p>0,76128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32:.G32])" office:value-type="float" office:value="108.3862839" calcext:value-type="float">
            <text:p>108,3862839</text:p>
          </table:table-cell>
        </table:table-row>
        <table:table-row table:style-name="ro1">
          <table:table-cell office:value-type="string" calcext:value-type="string">
            <text:p>2023-01-08 18:47:0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0089" calcext:value-type="float">
            <text:p>0,470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33:.G33])" office:value-type="float" office:value="49.1301614" calcext:value-type="float">
            <text:p>49,1301614</text:p>
          </table:table-cell>
        </table:table-row>
        <table:table-row table:style-name="ro1">
          <table:table-cell office:value-type="string" calcext:value-type="string">
            <text:p>2023-01-08 18:47:0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0089" calcext:value-type="float">
            <text:p>0,470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34:.G34])" office:value-type="float" office:value="49.1301614" calcext:value-type="float">
            <text:p>49,1301614</text:p>
          </table:table-cell>
        </table:table-row>
        <table:table-row table:style-name="ro1">
          <table:table-cell office:value-type="string" calcext:value-type="string">
            <text:p>2023-01-08 18:47:0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0089" calcext:value-type="float">
            <text:p>0,470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35:.G35])" office:value-type="float" office:value="49.1301614" calcext:value-type="float">
            <text:p>49,1301614</text:p>
          </table:table-cell>
        </table:table-row>
        <table:table-row table:style-name="ro1">
          <table:table-cell office:value-type="string" calcext:value-type="string">
            <text:p>2023-01-08 18:47:0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0089" calcext:value-type="float">
            <text:p>0,470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36:.G36])" office:value-type="float" office:value="49.1301614" calcext:value-type="float">
            <text:p>49,1301614</text:p>
          </table:table-cell>
        </table:table-row>
        <table:table-row table:style-name="ro1">
          <table:table-cell office:value-type="string" calcext:value-type="string">
            <text:p>2023-01-08 18:47:0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700089" calcext:value-type="float">
            <text:p>0,470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37:.G37])" office:value-type="float" office:value="49.1301614" calcext:value-type="float">
            <text:p>49,1301614</text:p>
          </table:table-cell>
        </table:table-row>
        <table:table-row table:style-name="ro1">
          <table:table-cell office:value-type="string" calcext:value-type="string">
            <text:p>2023-01-08 18:47:02</text:p>
          </table:table-cell>
          <table:table-cell office:value-type="float" office:value="47.125" calcext:value-type="float">
            <text:p>47,125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2381" calcext:value-type="float">
            <text:p>0,761238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38:.G38])" office:value-type="float" office:value="106.7573281" calcext:value-type="float">
            <text:p>106,7573281</text:p>
          </table:table-cell>
        </table:table-row>
        <table:table-row table:style-name="ro1">
          <table:table-cell office:value-type="string" calcext:value-type="string">
            <text:p>2023-01-08 18:47:01</text:p>
          </table:table-cell>
          <table:table-cell office:value-type="float" office:value="47.04688" calcext:value-type="float">
            <text:p>47,04688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3068" calcext:value-type="float">
            <text:p>0,76130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39:.G39])" office:value-type="float" office:value="106.6792768" calcext:value-type="float">
            <text:p>106,6792768</text:p>
          </table:table-cell>
        </table:table-row>
        <table:table-row table:style-name="ro1">
          <table:table-cell office:value-type="string" calcext:value-type="string">
            <text:p>2023-01-08 18:47:00</text:p>
          </table:table-cell>
          <table:table-cell office:value-type="float" office:value="47.04688" calcext:value-type="float">
            <text:p>47,04688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3068" calcext:value-type="float">
            <text:p>0,76130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40:.G40])" office:value-type="float" office:value="106.6792768" calcext:value-type="float">
            <text:p>106,6792768</text:p>
          </table:table-cell>
        </table:table-row>
        <table:table-row table:style-name="ro1">
          <table:table-cell office:value-type="string" calcext:value-type="string">
            <text:p>2023-01-08 18:46:59</text:p>
          </table:table-cell>
          <table:table-cell office:value-type="float" office:value="23.44922" calcext:value-type="float">
            <text:p>23,44922</text:p>
          </table:table-cell>
          <table:table-cell office:value-type="float" office:value="0.390625" calcext:value-type="float">
            <text:p>0,390625</text:p>
          </table:table-cell>
          <table:table-cell office:value-type="float" office:value="0.7340698" calcext:value-type="float">
            <text:p>0,73406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41:.G41])" office:value-type="float" office:value="81.0075048" calcext:value-type="float">
            <text:p>81,0075048</text:p>
          </table:table-cell>
        </table:table-row>
        <table:table-row table:style-name="ro1">
          <table:table-cell office:value-type="string" calcext:value-type="string">
            <text:p>2023-01-08 18:46:5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8181" calcext:value-type="float">
            <text:p>0,4698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42:.G42])" office:value-type="float" office:value="49.1299706" calcext:value-type="float">
            <text:p>49,1299706</text:p>
          </table:table-cell>
        </table:table-row>
        <table:table-row table:style-name="ro1">
          <table:table-cell office:value-type="string" calcext:value-type="string">
            <text:p>2023-01-08 18:46:5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8181" calcext:value-type="float">
            <text:p>0,4698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43:.G43])" office:value-type="float" office:value="49.1299706" calcext:value-type="float">
            <text:p>49,1299706</text:p>
          </table:table-cell>
        </table:table-row>
        <table:table-row table:style-name="ro1">
          <table:table-cell office:value-type="string" calcext:value-type="string">
            <text:p>2023-01-08 18:46:5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8181" calcext:value-type="float">
            <text:p>0,4698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44:.G44])" office:value-type="float" office:value="49.1299706" calcext:value-type="float">
            <text:p>49,1299706</text:p>
          </table:table-cell>
        </table:table-row>
        <table:table-row table:style-name="ro1">
          <table:table-cell office:value-type="string" calcext:value-type="string">
            <text:p>2023-01-08 18:46:5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8181" calcext:value-type="float">
            <text:p>0,4698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45:.G45])" office:value-type="float" office:value="49.1299706" calcext:value-type="float">
            <text:p>49,1299706</text:p>
          </table:table-cell>
        </table:table-row>
        <table:table-row table:style-name="ro1">
          <table:table-cell office:value-type="string" calcext:value-type="string">
            <text:p>2023-01-08 18:46:54</text:p>
          </table:table-cell>
          <table:table-cell office:value-type="float" office:value="47.35156" calcext:value-type="float">
            <text:p>47,35156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055" calcext:value-type="float">
            <text:p>0,7610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46:.G46])" office:value-type="float" office:value="102.983705" calcext:value-type="float">
            <text:p>102,983705</text:p>
          </table:table-cell>
        </table:table-row>
        <table:table-row table:style-name="ro1">
          <table:table-cell office:value-type="string" calcext:value-type="string">
            <text:p>2023-01-08 18:46:53</text:p>
          </table:table-cell>
          <table:table-cell office:value-type="float" office:value="47.35156" calcext:value-type="float">
            <text:p>47,35156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055" calcext:value-type="float">
            <text:p>0,7610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47:.G47])" office:value-type="float" office:value="102.983705" calcext:value-type="float">
            <text:p>102,983705</text:p>
          </table:table-cell>
        </table:table-row>
        <table:table-row table:style-name="ro1">
          <table:table-cell office:value-type="string" calcext:value-type="string">
            <text:p>2023-01-08 18:46:52</text:p>
          </table:table-cell>
          <table:table-cell office:value-type="float" office:value="47.35156" calcext:value-type="float">
            <text:p>47,35156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1055" calcext:value-type="float">
            <text:p>0,7610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48:.G48])" office:value-type="float" office:value="102.983705" calcext:value-type="float">
            <text:p>102,983705</text:p>
          </table:table-cell>
        </table:table-row>
        <table:table-row table:style-name="ro1">
          <table:table-cell office:value-type="string" calcext:value-type="string">
            <text:p>2023-01-08 18:46:5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6274" calcext:value-type="float">
            <text:p>0,469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49:.G49])" office:value-type="float" office:value="49.1297799" calcext:value-type="float">
            <text:p>49,1297799</text:p>
          </table:table-cell>
        </table:table-row>
        <table:table-row table:style-name="ro1">
          <table:table-cell office:value-type="string" calcext:value-type="string">
            <text:p>2023-01-08 18:46:5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6274" calcext:value-type="float">
            <text:p>0,469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50:.G50])" office:value-type="float" office:value="49.1297799" calcext:value-type="float">
            <text:p>49,1297799</text:p>
          </table:table-cell>
        </table:table-row>
        <table:table-row table:style-name="ro1">
          <table:table-cell office:value-type="string" calcext:value-type="string">
            <text:p>2023-01-08 18:46:4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6274" calcext:value-type="float">
            <text:p>0,469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51:.G51])" office:value-type="float" office:value="49.1297799" calcext:value-type="float">
            <text:p>49,1297799</text:p>
          </table:table-cell>
        </table:table-row>
        <table:table-row table:style-name="ro1">
          <table:table-cell office:value-type="string" calcext:value-type="string">
            <text:p>2023-01-08 18:46:48</text:p>
          </table:table-cell>
          <table:table-cell office:value-type="float" office:value="44.95312" calcext:value-type="float">
            <text:p>44,9531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0643" calcext:value-type="float">
            <text:p>0,7606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52:.G52])" office:value-type="float" office:value="104.584853" calcext:value-type="float">
            <text:p>104,584853</text:p>
          </table:table-cell>
        </table:table-row>
        <table:table-row table:style-name="ro1">
          <table:table-cell office:value-type="string" calcext:value-type="string">
            <text:p>2023-01-08 18:46:47</text:p>
          </table:table-cell>
          <table:table-cell office:value-type="float" office:value="44.95312" calcext:value-type="float">
            <text:p>44,9531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0643" calcext:value-type="float">
            <text:p>0,7606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53:.G53])" office:value-type="float" office:value="104.584853" calcext:value-type="float">
            <text:p>104,584853</text:p>
          </table:table-cell>
        </table:table-row>
        <table:table-row table:style-name="ro1">
          <table:table-cell office:value-type="string" calcext:value-type="string">
            <text:p>2023-01-08 18:46:46</text:p>
          </table:table-cell>
          <table:table-cell office:value-type="float" office:value="44.95312" calcext:value-type="float">
            <text:p>44,9531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0643" calcext:value-type="float">
            <text:p>0,7606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54:.G54])" office:value-type="float" office:value="104.584853" calcext:value-type="float">
            <text:p>104,584853</text:p>
          </table:table-cell>
        </table:table-row>
        <table:table-row table:style-name="ro1">
          <table:table-cell office:value-type="string" calcext:value-type="string">
            <text:p>2023-01-08 18:46:4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4366" calcext:value-type="float">
            <text:p>0,4694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55:.G55])" office:value-type="float" office:value="49.1295891" calcext:value-type="float">
            <text:p>49,1295891</text:p>
          </table:table-cell>
        </table:table-row>
        <table:table-row table:style-name="ro1">
          <table:table-cell office:value-type="string" calcext:value-type="string">
            <text:p>2023-01-08 18:46:4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4366" calcext:value-type="float">
            <text:p>0,4694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56:.G56])" office:value-type="float" office:value="49.1295891" calcext:value-type="float">
            <text:p>49,1295891</text:p>
          </table:table-cell>
        </table:table-row>
        <table:table-row table:style-name="ro1">
          <table:table-cell office:value-type="string" calcext:value-type="string">
            <text:p>2023-01-08 18:46:4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4366" calcext:value-type="float">
            <text:p>0,4694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57:.G57])" office:value-type="float" office:value="49.1295891" calcext:value-type="float">
            <text:p>49,1295891</text:p>
          </table:table-cell>
        </table:table-row>
        <table:table-row table:style-name="ro1">
          <table:table-cell office:value-type="string" calcext:value-type="string">
            <text:p>2023-01-08 18:46:4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4366" calcext:value-type="float">
            <text:p>0,4694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58:.G58])" office:value-type="float" office:value="49.1295891" calcext:value-type="float">
            <text:p>49,1295891</text:p>
          </table:table-cell>
        </table:table-row>
        <table:table-row table:style-name="ro1">
          <table:table-cell office:value-type="string" calcext:value-type="string">
            <text:p>2023-01-08 18:46:41</text:p>
          </table:table-cell>
          <table:table-cell office:value-type="float" office:value="47.96094" calcext:value-type="float">
            <text:p>47,96094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04141" calcext:value-type="float">
            <text:p>0,760414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59:.G59])" office:value-type="float" office:value="109.5924441" calcext:value-type="float">
            <text:p>109,5924441</text:p>
          </table:table-cell>
        </table:table-row>
        <table:table-row table:style-name="ro1">
          <table:table-cell office:value-type="string" calcext:value-type="string">
            <text:p>2023-01-08 18:46:40</text:p>
          </table:table-cell>
          <table:table-cell office:value-type="float" office:value="47.96094" calcext:value-type="float">
            <text:p>47,96094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04141" calcext:value-type="float">
            <text:p>0,760414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60:.G60])" office:value-type="float" office:value="109.5924441" calcext:value-type="float">
            <text:p>109,5924441</text:p>
          </table:table-cell>
        </table:table-row>
        <table:table-row table:style-name="ro1">
          <table:table-cell office:value-type="string" calcext:value-type="string">
            <text:p>2023-01-08 18:46:39</text:p>
          </table:table-cell>
          <table:table-cell office:value-type="float" office:value="47.96094" calcext:value-type="float">
            <text:p>47,96094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04141" calcext:value-type="float">
            <text:p>0,760414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61:.G61])" office:value-type="float" office:value="109.5924441" calcext:value-type="float">
            <text:p>109,5924441</text:p>
          </table:table-cell>
        </table:table-row>
        <table:table-row table:style-name="ro1">
          <table:table-cell office:value-type="string" calcext:value-type="string">
            <text:p>2023-01-08 18:46:3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2459" calcext:value-type="float">
            <text:p>0,469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62:.G62])" office:value-type="float" office:value="49.1293984" calcext:value-type="float">
            <text:p>49,1293984</text:p>
          </table:table-cell>
        </table:table-row>
        <table:table-row table:style-name="ro1">
          <table:table-cell office:value-type="string" calcext:value-type="string">
            <text:p>2023-01-08 18:46:3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2459" calcext:value-type="float">
            <text:p>0,469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63:.G63])" office:value-type="float" office:value="49.1293984" calcext:value-type="float">
            <text:p>49,1293984</text:p>
          </table:table-cell>
        </table:table-row>
        <table:table-row table:style-name="ro1">
          <table:table-cell office:value-type="string" calcext:value-type="string">
            <text:p>2023-01-08 18:46:3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2459" calcext:value-type="float">
            <text:p>0,469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64:.G64])" office:value-type="float" office:value="49.1293984" calcext:value-type="float">
            <text:p>49,1293984</text:p>
          </table:table-cell>
        </table:table-row>
        <table:table-row table:style-name="ro1">
          <table:table-cell office:value-type="string" calcext:value-type="string">
            <text:p>2023-01-08 18:46:3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2459" calcext:value-type="float">
            <text:p>0,469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65:.G65])" office:value-type="float" office:value="49.1293984" calcext:value-type="float">
            <text:p>49,1293984</text:p>
          </table:table-cell>
        </table:table-row>
        <table:table-row table:style-name="ro1">
          <table:table-cell office:value-type="string" calcext:value-type="string">
            <text:p>2023-01-08 18:46:34</text:p>
          </table:table-cell>
          <table:table-cell office:value-type="float" office:value="45.60938" calcext:value-type="float">
            <text:p>45,60938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05896" calcext:value-type="float">
            <text:p>0,76058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66:.G66])" office:value-type="float" office:value="103.2410596" calcext:value-type="float">
            <text:p>103,2410596</text:p>
          </table:table-cell>
        </table:table-row>
        <table:table-row table:style-name="ro1">
          <table:table-cell office:value-type="string" calcext:value-type="string">
            <text:p>2023-01-08 18:46:33</text:p>
          </table:table-cell>
          <table:table-cell office:value-type="float" office:value="45.60938" calcext:value-type="float">
            <text:p>45,60938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05896" calcext:value-type="float">
            <text:p>0,76058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67:.G67])" office:value-type="float" office:value="103.2410596" calcext:value-type="float">
            <text:p>103,2410596</text:p>
          </table:table-cell>
        </table:table-row>
        <table:table-row table:style-name="ro1">
          <table:table-cell office:value-type="string" calcext:value-type="string">
            <text:p>2023-01-08 18:46:32</text:p>
          </table:table-cell>
          <table:table-cell office:value-type="float" office:value="45.60938" calcext:value-type="float">
            <text:p>45,60938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05896" calcext:value-type="float">
            <text:p>0,76058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68:.G68])" office:value-type="float" office:value="103.2410596" calcext:value-type="float">
            <text:p>103,2410596</text:p>
          </table:table-cell>
        </table:table-row>
        <table:table-row table:style-name="ro1">
          <table:table-cell office:value-type="string" calcext:value-type="string">
            <text:p>2023-01-08 18:46:3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0552" calcext:value-type="float">
            <text:p>0,4690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69:.G69])" office:value-type="float" office:value="49.1292077" calcext:value-type="float">
            <text:p>49,1292077</text:p>
          </table:table-cell>
        </table:table-row>
        <table:table-row table:style-name="ro1">
          <table:table-cell office:value-type="string" calcext:value-type="string">
            <text:p>2023-01-08 18:46:3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0552" calcext:value-type="float">
            <text:p>0,4690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70:.G70])" office:value-type="float" office:value="49.1292077" calcext:value-type="float">
            <text:p>49,1292077</text:p>
          </table:table-cell>
        </table:table-row>
        <table:table-row table:style-name="ro1">
          <table:table-cell office:value-type="string" calcext:value-type="string">
            <text:p>2023-01-08 18:46:2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90552" calcext:value-type="float">
            <text:p>0,4690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71:.G71])" office:value-type="float" office:value="49.1292077" calcext:value-type="float">
            <text:p>49,1292077</text:p>
          </table:table-cell>
        </table:table-row>
        <table:table-row table:style-name="ro1">
          <table:table-cell office:value-type="string" calcext:value-type="string">
            <text:p>2023-01-08 18:46:28</text:p>
          </table:table-cell>
          <table:table-cell office:value-type="float" office:value="44.22656" calcext:value-type="float">
            <text:p>44,22656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601013" calcext:value-type="float">
            <text:p>0,760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72:.G72])" office:value-type="float" office:value="93.8577513" calcext:value-type="float">
            <text:p>93,8577513</text:p>
          </table:table-cell>
        </table:table-row>
        <table:table-row table:style-name="ro1">
          <table:table-cell office:value-type="string" calcext:value-type="string">
            <text:p>2023-01-08 18:46:27</text:p>
          </table:table-cell>
          <table:table-cell office:value-type="float" office:value="43.21875" calcext:value-type="float">
            <text:p>43,21875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598495" calcext:value-type="float">
            <text:p>0,7598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73:.G73])" office:value-type="float" office:value="92.8496895" calcext:value-type="float">
            <text:p>92,8496895</text:p>
          </table:table-cell>
        </table:table-row>
        <table:table-row table:style-name="ro1">
          <table:table-cell office:value-type="string" calcext:value-type="string">
            <text:p>2023-01-08 18:46:26</text:p>
          </table:table-cell>
          <table:table-cell office:value-type="float" office:value="43.21875" calcext:value-type="float">
            <text:p>43,21875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598495" calcext:value-type="float">
            <text:p>0,7598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74:.G74])" office:value-type="float" office:value="92.8496895" calcext:value-type="float">
            <text:p>92,8496895</text:p>
          </table:table-cell>
        </table:table-row>
        <table:table-row table:style-name="ro1">
          <table:table-cell office:value-type="string" calcext:value-type="string">
            <text:p>2023-01-08 18:46:25</text:p>
          </table:table-cell>
          <table:table-cell office:value-type="float" office:value="43.21875" calcext:value-type="float">
            <text:p>43,21875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598495" calcext:value-type="float">
            <text:p>0,7598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75:.G75])" office:value-type="float" office:value="92.8496895" calcext:value-type="float">
            <text:p>92,8496895</text:p>
          </table:table-cell>
        </table:table-row>
        <table:table-row table:style-name="ro1">
          <table:table-cell office:value-type="string" calcext:value-type="string">
            <text:p>2023-01-08 18:46:2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8644" calcext:value-type="float">
            <text:p>0,4688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76:.G76])" office:value-type="float" office:value="49.1290169" calcext:value-type="float">
            <text:p>49,1290169</text:p>
          </table:table-cell>
        </table:table-row>
        <table:table-row table:style-name="ro1">
          <table:table-cell office:value-type="string" calcext:value-type="string">
            <text:p>2023-01-08 18:46:2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8644" calcext:value-type="float">
            <text:p>0,4688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234" calcext:value-type="float">
            <text:p>48,40234</text:p>
          </table:table-cell>
          <table:table-cell/>
          <table:table-cell table:formula="of:=SUM([.B77:.G77])" office:value-type="float" office:value="49.1290169" calcext:value-type="float">
            <text:p>49,1290169</text:p>
          </table:table-cell>
        </table:table-row>
        <table:table-row table:style-name="ro1">
          <table:table-cell office:value-type="string" calcext:value-type="string">
            <text:p>2023-01-08 18:46:22</text:p>
          </table:table-cell>
          <table:table-cell office:value-type="float" office:value="44.32812" calcext:value-type="float">
            <text:p>44,3281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598572" calcext:value-type="float">
            <text:p>0,7598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78:.G78])" office:value-type="float" office:value="93.9590672" calcext:value-type="float">
            <text:p>93,9590672</text:p>
          </table:table-cell>
        </table:table-row>
        <table:table-row table:style-name="ro1">
          <table:table-cell office:value-type="string" calcext:value-type="string">
            <text:p>2023-01-08 18:46:21</text:p>
          </table:table-cell>
          <table:table-cell office:value-type="float" office:value="44.32812" calcext:value-type="float">
            <text:p>44,3281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598572" calcext:value-type="float">
            <text:p>0,7598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79:.G79])" office:value-type="float" office:value="93.9590672" calcext:value-type="float">
            <text:p>93,9590672</text:p>
          </table:table-cell>
        </table:table-row>
        <table:table-row table:style-name="ro1">
          <table:table-cell office:value-type="string" calcext:value-type="string">
            <text:p>2023-01-08 18:46:20</text:p>
          </table:table-cell>
          <table:table-cell office:value-type="float" office:value="44.32812" calcext:value-type="float">
            <text:p>44,3281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598572" calcext:value-type="float">
            <text:p>0,7598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3359" calcext:value-type="float">
            <text:p>48,43359</text:p>
          </table:table-cell>
          <table:table-cell/>
          <table:table-cell table:formula="of:=SUM([.B80:.G80])" office:value-type="float" office:value="93.9590672" calcext:value-type="float">
            <text:p>93,9590672</text:p>
          </table:table-cell>
        </table:table-row>
        <table:table-row table:style-name="ro1">
          <table:table-cell office:value-type="string" calcext:value-type="string">
            <text:p>2023-01-08 18:46:19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81:.G81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18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82:.G82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17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83:.G83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16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84:.G84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15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85:.G85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14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86:.G86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13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87:.G87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12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88:.G88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11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89:.G89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10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90:.G90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09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91:.G91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08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92:.G92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07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93:.G93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06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94:.G94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05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95:.G95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04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96:.G96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03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97:.G97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02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98:.G98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01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99:.G99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6:00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00:.G100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59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01:.G101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58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02:.G102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57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03:.G103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56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04:.G104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55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05:.G105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54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06:.G106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53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07:.G107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52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08:.G108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51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09:.G109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50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10:.G110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49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11:.G111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48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12:.G112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47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13:.G113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46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14:.G114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45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15:.G115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44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16:.G116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43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17:.G117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42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18:.G118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41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19:.G119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40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20:.G120])" office:value-type="float" office:value="11.0311742" calcext:value-type="float">
            <text:p>11,0311742</text:p>
          </table:table-cell>
        </table:table-row>
        <table:table-row table:style-name="ro1">
          <table:table-cell office:value-type="string" calcext:value-type="string">
            <text:p>2023-01-08 18:45:39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7188" calcext:value-type="float">
            <text:p>10,367188</text:p>
          </table:table-cell>
          <table:table-cell/>
          <table:table-cell table:formula="of:=SUM([.B121:.G121])" office:value-type="float" office:value="11.0311742" calcext:value-type="float">
            <text:p>11,0311742</text:p>
          </table:table-cell>
        </table:table-row>
      </table:table>
      <table:table table:name="Sheet2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/>
          <table:table-cell office:value-type="string" calcext:value-type="string">
            <text:p>avg of testdata</text:p>
          </table:table-cell>
        </table:table-row>
        <table:table-row table:style-name="ro1">
          <table:table-cell office:value-type="float" office:value="93.9590672" calcext:value-type="float">
            <text:p>93,9590672</text:p>
          </table:table-cell>
          <table:table-cell table:number-columns-repeated="2" office:value-type="float" office:value="93.8577513" calcext:value-type="float">
            <text:p>93,8577513</text:p>
          </table:table-cell>
          <table:table-cell office:value-type="float" office:value="103.2410596" calcext:value-type="float">
            <text:p>103,2410596</text:p>
          </table:table-cell>
          <table:table-cell office:value-type="float" office:value="109.5924441" calcext:value-type="float">
            <text:p>109,5924441</text:p>
          </table:table-cell>
          <table:table-cell office:value-type="float" office:value="102.983705" calcext:value-type="float">
            <text:p>102,983705</text:p>
          </table:table-cell>
          <table:table-cell office:value-type="float" office:value="106.7573281" calcext:value-type="float">
            <text:p>106,7573281</text:p>
          </table:table-cell>
          <table:table-cell office:value-type="float" office:value="108.7534639" calcext:value-type="float">
            <text:p>108,7534639</text:p>
          </table:table-cell>
          <table:table-cell office:value-type="float" office:value="103.8478853" calcext:value-type="float">
            <text:p>103,8478853</text:p>
          </table:table-cell>
          <table:table-cell office:value-type="float" office:value="98.0702553" calcext:value-type="float">
            <text:p>98,0702553</text:p>
          </table:table-cell>
          <table:table-cell table:formula="of:=AVERAGE([.A2:.J2])" office:value-type="float" office:value="101.49207111" calcext:value-type="float">
            <text:p>101,49207111</text:p>
          </table:table-cell>
          <table:table-cell table:formula="of:=AVERAGE([.A13];[.B5];[.C13];[.D13];[.E13];[.F13];[.G13];[.H13];[.I13];[.J13])" office:value-type="float" office:value="101.39126493" calcext:value-type="float">
            <text:p>101,39126493</text:p>
          </table:table-cell>
          <table:table-cell table:formula="of:=MAX([Sheet1.I:.I])" office:value-type="float" office:value="109.5924441" calcext:value-type="float">
            <text:p>109,5924441</text:p>
          </table:table-cell>
          <table:table-cell/>
          <table:table-cell table:formula="of:=AVERAGE([.A2:.J5])" office:value-type="float" office:value="100.439193858824" calcext:value-type="float">
            <text:p>100,439193858824</text:p>
          </table:table-cell>
        </table:table-row>
        <table:table-row table:style-name="ro1">
          <table:table-cell office:value-type="float" office:value="93.9590672" calcext:value-type="float">
            <text:p>93,9590672</text:p>
          </table:table-cell>
          <table:table-cell table:number-columns-repeated="2" office:value-type="float" office:value="92.8496895" calcext:value-type="float">
            <text:p>92,8496895</text:p>
          </table:table-cell>
          <table:table-cell office:value-type="float" office:value="103.2410596" calcext:value-type="float">
            <text:p>103,2410596</text:p>
          </table:table-cell>
          <table:table-cell office:value-type="float" office:value="109.5924441" calcext:value-type="float">
            <text:p>109,5924441</text:p>
          </table:table-cell>
          <table:table-cell office:value-type="float" office:value="102.983705" calcext:value-type="float">
            <text:p>102,983705</text:p>
          </table:table-cell>
          <table:table-cell office:value-type="float" office:value="106.6792768" calcext:value-type="float">
            <text:p>106,6792768</text:p>
          </table:table-cell>
          <table:table-cell office:value-type="float" office:value="108.3862839" calcext:value-type="float">
            <text:p>108,3862839</text:p>
          </table:table-cell>
          <table:table-cell office:value-type="float" office:value="103.8478853" calcext:value-type="float">
            <text:p>103,8478853</text:p>
          </table:table-cell>
          <table:table-cell office:value-type="float" office:value="98.0702553" calcext:value-type="float">
            <text:p>98,0702553</text:p>
          </table:table-cell>
          <table:table-cell table:formula="of:=AVERAGE([.A3:.J3])" office:value-type="float" office:value="101.24593562" calcext:value-type="float">
            <text:p>101,24593562</text:p>
          </table:table-cell>
          <table:table-cell table:number-columns-repeated="4"/>
        </table:table-row>
        <table:table-row table:style-name="ro1">
          <table:table-cell office:value-type="float" office:value="93.9590672" calcext:value-type="float">
            <text:p>93,9590672</text:p>
          </table:table-cell>
          <table:table-cell table:number-columns-repeated="2" office:value-type="float" office:value="92.8496895" calcext:value-type="float">
            <text:p>92,8496895</text:p>
          </table:table-cell>
          <table:table-cell office:value-type="float" office:value="103.2410596" calcext:value-type="float">
            <text:p>103,2410596</text:p>
          </table:table-cell>
          <table:table-cell office:value-type="float" office:value="109.5924441" calcext:value-type="float">
            <text:p>109,5924441</text:p>
          </table:table-cell>
          <table:table-cell office:value-type="float" office:value="102.983705" calcext:value-type="float">
            <text:p>102,983705</text:p>
          </table:table-cell>
          <table:table-cell office:value-type="float" office:value="106.6792768" calcext:value-type="float">
            <text:p>106,6792768</text:p>
          </table:table-cell>
          <table:table-cell office:value-type="float" office:value="108.3862839" calcext:value-type="float">
            <text:p>108,3862839</text:p>
          </table:table-cell>
          <table:table-cell office:value-type="float" office:value="103.8478853" calcext:value-type="float">
            <text:p>103,8478853</text:p>
          </table:table-cell>
          <table:table-cell office:value-type="float" office:value="98.0702553" calcext:value-type="float">
            <text:p>98,0702553</text:p>
          </table:table-cell>
          <table:table-cell table:formula="of:=AVERAGE([.A4:.J4])" office:value-type="float" office:value="101.24593562" calcext:value-type="float">
            <text:p>101,2459356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2.8496895" calcext:value-type="float">
            <text:p>92,8496895</text:p>
          </table:table-cell>
          <table:table-cell table:number-columns-repeated="3"/>
          <table:table-cell office:value-type="float" office:value="81.0075048" calcext:value-type="float">
            <text:p>81,0075048</text:p>
          </table:table-cell>
          <table:table-cell office:value-type="float" office:value="108.3862839" calcext:value-type="float">
            <text:p>108,3862839</text:p>
          </table:table-cell>
          <table:table-cell table:number-columns-repeated="2"/>
          <table:table-cell table:formula="of:=AVERAGE([.A5:.J5])" office:value-type="float" office:value="93.773291925" calcext:value-type="float">
            <text:p>93,773291925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table:formula="of:=AVERAGE([.A2:.A5])" office:value-type="float" office:value="93.9590672" calcext:value-type="float">
            <text:p>93,9590672</text:p>
          </table:table-cell>
          <table:table-cell table:formula="of:=AVERAGE([.B2:.B5])" office:value-type="float" office:value="93.10170495" calcext:value-type="float">
            <text:p>93,10170495</text:p>
          </table:table-cell>
          <table:table-cell table:formula="of:=AVERAGE([.C2:.C5])" office:value-type="float" office:value="93.10170495" calcext:value-type="float">
            <text:p>93,10170495</text:p>
          </table:table-cell>
          <table:table-cell table:formula="of:=AVERAGE([.D2:.D5])" office:value-type="float" office:value="103.2410596" calcext:value-type="float">
            <text:p>103,2410596</text:p>
          </table:table-cell>
          <table:table-cell table:formula="of:=AVERAGE([.E2:.E5])" office:value-type="float" office:value="109.5924441" calcext:value-type="float">
            <text:p>109,5924441</text:p>
          </table:table-cell>
          <table:table-cell table:formula="of:=AVERAGE([.F2:.F5])" office:value-type="float" office:value="102.983705" calcext:value-type="float">
            <text:p>102,983705</text:p>
          </table:table-cell>
          <table:table-cell table:formula="of:=AVERAGE([.G2:.G5])" office:value-type="float" office:value="100.280846625" calcext:value-type="float">
            <text:p>100,280846625</text:p>
          </table:table-cell>
          <table:table-cell table:formula="of:=AVERAGE([.H2:.H5])" office:value-type="float" office:value="108.4780789" calcext:value-type="float">
            <text:p>108,4780789</text:p>
          </table:table-cell>
          <table:table-cell table:formula="of:=AVERAGE([.I2:.I5])" office:value-type="float" office:value="103.8478853" calcext:value-type="float">
            <text:p>103,8478853</text:p>
          </table:table-cell>
          <table:table-cell table:formula="of:=AVERAGE([.J2:.J5])" office:value-type="float" office:value="98.0702553" calcext:value-type="float">
            <text:p>98,0702553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5"/>
        </table:table-row>
        <table:table-row table:style-name="ro1">
          <table:table-cell table:formula="of:=MAX([.A2:.A5])" office:value-type="float" office:value="93.9590672" calcext:value-type="float">
            <text:p>93,9590672</text:p>
          </table:table-cell>
          <table:table-cell table:formula="of:=MAX([.B2:.B5])" office:value-type="float" office:value="93.8577513" calcext:value-type="float">
            <text:p>93,8577513</text:p>
          </table:table-cell>
          <table:table-cell table:formula="of:=MAX([.C2:.C5])" office:value-type="float" office:value="93.8577513" calcext:value-type="float">
            <text:p>93,8577513</text:p>
          </table:table-cell>
          <table:table-cell table:formula="of:=MAX([.D2:.D5])" office:value-type="float" office:value="103.2410596" calcext:value-type="float">
            <text:p>103,2410596</text:p>
          </table:table-cell>
          <table:table-cell table:formula="of:=MAX([.E2:.E5])" office:value-type="float" office:value="109.5924441" calcext:value-type="float">
            <text:p>109,5924441</text:p>
          </table:table-cell>
          <table:table-cell table:formula="of:=MAX([.F2:.F5])" office:value-type="float" office:value="102.983705" calcext:value-type="float">
            <text:p>102,983705</text:p>
          </table:table-cell>
          <table:table-cell table:formula="of:=MAX([.G2:.G5])" office:value-type="float" office:value="106.7573281" calcext:value-type="float">
            <text:p>106,7573281</text:p>
          </table:table-cell>
          <table:table-cell table:formula="of:=MAX([.H2:.H5])" office:value-type="float" office:value="108.7534639" calcext:value-type="float">
            <text:p>108,7534639</text:p>
          </table:table-cell>
          <table:table-cell table:formula="of:=MAX([.I2:.I5])" office:value-type="float" office:value="103.8478853" calcext:value-type="float">
            <text:p>103,8478853</text:p>
          </table:table-cell>
          <table:table-cell table:formula="of:=MAX([.J2:.J5])" office:value-type="float" office:value="98.0702553" calcext:value-type="float">
            <text:p>98,070255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0:16:06.787042823</meta:creation-date>
    <dc:date>2023-01-10T01:31:06.690449524</dc:date>
    <meta:editing-duration>PT8M21S</meta:editing-duration>
    <meta:editing-cycles>2</meta:editing-cycles>
    <meta:generator>LibreOffice/7.4.3.2$Linux_X86_64 LibreOffice_project/40$Build-2</meta:generator>
    <meta:document-statistic meta:table-count="2" meta:cell-count="1063" meta:object-count="0"/>
  </office:meta>
</office:document-meta>
</file>